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5.25cm" fo:min-width="9.2cm"/>
    </style:style>
    <style:style style:name="gr2" style:family="graphic" style:parent-style-name="standard">
      <style:graphic-properties draw:textarea-horizontal-align="justify" draw:textarea-vertical-align="middle" draw:auto-grow-height="false" fo:min-height="5.25cm" fo:min-width="9.49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3.95cm" fo:min-width="19.09cm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19.09cm"/>
    </style:style>
    <style:style style:name="gr5" style:family="graphic" style:parent-style-name="standard">
      <style:graphic-properties draw:fill-color="#993366" draw:textarea-horizontal-align="justify" draw:textarea-vertical-align="middle" draw:auto-grow-height="false" fo:min-height="3.45cm" fo:min-width="19.09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3.55cm" fo:min-width="19.09cm"/>
    </style:style>
    <style:style style:name="gr7" style:family="graphic" style:parent-style-name="standard">
      <style:graphic-properties draw:fill-color="#ff99ff" draw:textarea-horizontal-align="justify" draw:textarea-vertical-align="middle" draw:auto-grow-height="false" fo:min-height="4.09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-color="#993366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-color="#ff99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7cm" svg:height="5.5cm" svg:x="1cm" svg:y="1cm">
          <text:p text:style-name="P1">Main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9cm" svg:height="5.5cm" svg:x="10.6cm" svg:y="1cm">
          <text:p text:style-name="P1">How – To Tit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4.2cm" svg:x="1cm" svg:y="6.5cm">
          <text:p text:style-name="P1">Skiers Click Her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59cm" svg:height="4cm" svg:x="1cm" svg:y="10.7cm">
          <text:p text:style-name="P1">SnowBoarders Click Her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9.59cm" svg:height="3.7cm" svg:x="1cm" svg:y="14.7cm">
          <text:p text:style-name="P1">Surfers Click Her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9.59cm" svg:height="3.8cm" svg:x="1cm" svg:y="18.4cm">
          <text:p text:style-name="P1">LongBoarders Click Her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9.59cm" svg:height="4.34cm" svg:x="1cm" svg:y="22.2cm">
          <text:p text:style-name="P1">Skaters Click He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3:18:20.093314176</meta:creation-date>
    <dc:date>2018-06-26T13:24:07.375584081</dc:date>
    <meta:editing-duration>PT5M47S</meta:editing-duration>
    <meta:editing-cycles>1</meta:editing-cycles>
    <meta:document-statistic meta:object-count="7"/>
    <meta:generator>LibreOffice/5.1.6.2$Linux_X86_64 LibreOffice_project/10m0$Build-2</meta:generator>
  </office:meta>
</office:document-meta>
</file>